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 paragraphe<text:note text:id="ftn0" text:note-class="footnote"><text:note-citation>1</text:note-citation><text:note-body><text:p text:style-name="Footnote">C'est-à-dire l'élément « text:p ».</text:p></text:note-body></text:note> d'apparence<text:note text:id="ftn1" text:note-class="endnote"><text:note-citation>i</text:note-citation><text:note-body><text:p text:style-name="Endnote">Les apparences sont trompeuses !</text:p></text:note-body></text:note> banale<office:annotation><dc:creator>Auteur inconnu</dc:creator><dc:date>2009-08-03T12:09:45</dc:date><text:p text:style-name="P1"><text:span text:style-name="T1">Sauf qu'il est commenté !</text:span></text:p></office:annotatio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2:09:07</meta:creation-date>
    <meta:document-statistic meta:table-count="0" meta:image-count="0" meta:object-count="0" meta:page-count="2" meta:paragraph-count="3" meta:word-count="17" meta:character-count="102"/>
    <dc:date>2009-08-03T12:11:14</dc:date>
    <meta:editing-duration>PT00H02M07S</meta:editing-duration>
    <meta:editing-cycles>1</meta:editing-cycles>
    <meta:generator>OpenOffice.org/3.1$Unix OpenOffice.org_project/310m11$Build-9399</meta:generator>
  </office:meta>
</office:document-meta>
</file>